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David Levine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Y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18, 1896</text:p>
      <text:p text:style-name="P5">Month<text:tab/><text:tab/><text:tab/><text:tab/><text:tab/><text:tab/>August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From/</text:p>
      <text:p text:style-name="P2">David Levine./</text:p>
      <text:p text:style-name="P2">155 E 52' St./</text:p>
      <text:p text:style-name="P2">New York./</text:p>
      <text:p text:style-name="P3">Rev. Dr. S. Morais,/</text:p>
      <text:p text:style-name="P3">546 N. 5th St.,/</text:p>
      <text:p text:style-name="P3">Philadelphia,/</text:p>
      <text:p text:style-name="P3">Pa./</text:p>
      <text:p text:style-name="P3"/>
      <text:p text:style-name="P2">[Page 1]</text:p>
      <text:p text:style-name="P3">155 East 52nd St.,/</text:p>
      <text:p text:style-name="P3">New York, Aug 18 "96./</text:p>
      <text:p text:style-name="P2">Rev. Dr. Morais,/</text:p>
      <text:p text:style-name="P2"><text:soft-page-break/><text:tab/>Pres't Jewish Theolog. Sem.,/</text:p>
      <text:p text:style-name="P2"><text:tab/><text:tab/>Dear and Reverend Sir:-/</text:p>
      <text:p text:style-name="P2"><text:tab/><text:tab/><text:tab/>Your favor of the/ 14th inst. reached me yester-/day afternoon./</text:p>
      <text:p text:style-name="P2"><text:tab/>Being one of the many to whom/ your welfare is a matter of con-/cern I certainly regret the neces-/sity that dictated your com-/munication. <text:s/>At the same time/ I recognize my inability to be/ of much service to you during/ the High Holidays. <text:s/>But I hope/ and pray that love for the/ revered President of our Insti-/</text:p>
      <text:p text:style-name="P2"/>
      <text:p text:style-name="P2">[Page 2]</text:p>
      <text:p text:style-name="P2">tution and zealous regard for the/ honor of our Alma Mater will/ lend strength to my purpose/ and cause my puerile thoughts/ to crystallize into an exhortation/ that may possibly win its way/ into the hearts of my audience./ <text:s/>Owing to my youth and inexperience/ the only offering which I can/ bring to 'Mickveh Israel' is sin-/cerity./</text:p>
      <text:p text:style-name="P2"><text:tab/>My fervent prayer is that my/ effort will detract naught from/ the good reputation of the Seminary./</text:p>
      <text:p text:style-name="P2"><text:tab/>Thanking you for the kind re-/port sent to my old home, I am/ Yours very sincerely,/ David Levin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3:55:18.56</meta:creation-date>
    <meta:document-statistic meta:table-count="0" meta:image-count="0" meta:object-count="0" meta:page-count="3" meta:paragraph-count="81" meta:word-count="369" meta:character-count="2408"/>
    <dc:date>2012-01-05T14:04:06.06</dc:date>
    <dc:creator>Penn Libraries</dc:creator>
    <meta:editing-duration>PT00H08M47S</meta:editing-duration>
    <meta:editing-cycles>1</meta:editing-cycles>
    <meta:generator>OpenOffice.org/3.2$Win32 OpenOffice.org_project/320m12$Build-9483</meta:generator>
  </office:meta>
</office:document-meta>
</file>